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ImplementationSourceImpl.getDOMImplementationList( String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ImplementationSourceImpl.getDOMImplementation( String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MImplementationSourceImpl.testImpl( DOMImplementation impl , String feature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